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7.853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5.4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Ordere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Left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 using files in kicad/left/gerber_to_or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Right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 using files in kicad/right/gerber_to_or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Thumb cluster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der using files in kicad/thumb-cluster/gerber_to_or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Thumbstick Breakout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 using files in kicad/thumbstick-breakout/gerber_to_order my FFC version or <text:a xlink:href="https://github.com/dbenoy/thumbstick-breakout" xlink:type="simple">https://github.com/dbenoy/thumbstick-breakout</text:a> for hand wire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PMW3389 Motion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indie.com/products/citizenjoe/pmw3389-motion-sensor/" xlink:type="simple">https://www.tindie.com/products/citizenjoe/pmw3389-motion-sensor/</text:a>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/4-20 8mm OD 6mm height Knurled Insert Nu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camera mounts https://www.aliexpress.com/item/1005005225137961.htm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Smallrig clamp and ball m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mazon.com.au/SmallRig-Ballhead-Multi-Function-Adapter-Ronin-M/dp/B08C2W7SK6/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7:15:52.013624361</meta:creation-date>
    <meta:generator>LibreOffice/24.2.7.2$Linux_X86_64 LibreOffice_project/420$Build-2</meta:generator>
    <dc:date>2024-12-19T22:18:16.940585084</dc:date>
    <meta:editing-duration>PT5H2M20S</meta:editing-duration>
    <meta:editing-cycles>10</meta:editing-cycles>
    <meta:document-statistic meta:table-count="1" meta:cell-count="31" meta:object-count="0"/>
  </office:meta>
</office:document-meta>
</file>